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0.5pt" officeooo:rsid="0015b0ae" officeooo:paragraph-rsid="0080bc6e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fo:language="el" fo:country="GR" officeooo:rsid="006698c3"/>
    </style:style>
    <style:style style:name="P6" style:family="paragraph" style:parent-style-name="Text_20_body">
      <style:paragraph-properties fo:text-align="justify" style:justify-single-word="false"/>
      <style:text-properties fo:language="el" fo:country="GR" officeooo:rsid="0090caac" officeooo:paragraph-rsid="0090caac"/>
    </style:style>
    <style:style style:name="P7" style:family="paragraph" style:parent-style-name="Text_20_body">
      <style:paragraph-properties fo:text-align="justify" style:justify-single-word="false"/>
      <style:text-properties officeooo:paragraph-rsid="0088a224"/>
    </style:style>
    <style:style style:name="P8" style:family="paragraph" style:parent-style-name="Text_20_body">
      <style:paragraph-properties fo:text-align="justify" style:justify-single-word="false"/>
      <style:text-properties officeooo:paragraph-rsid="009b4a83"/>
    </style:style>
    <style:style style:name="P9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10" style:family="paragraph" style:parent-style-name="Heading_20_3">
      <style:text-properties fo:language="el" fo:country="GR" officeooo:rsid="0080bc6e" officeooo:paragraph-rsid="0080bc6e"/>
    </style:style>
    <style:style style:name="P11" style:family="paragraph" style:parent-style-name="Heading_20_3">
      <style:text-properties officeooo:paragraph-rsid="00188473"/>
    </style:style>
    <style:style style:name="P12" style:family="paragraph" style:parent-style-name="Heading_20_3">
      <style:text-properties officeooo:paragraph-rsid="001a68f7"/>
    </style:style>
    <style:style style:name="P13" style:family="paragraph" style:parent-style-name="Standard">
      <style:text-properties fo:language="el" fo:country="GR" officeooo:rsid="00aa35be" officeooo:paragraph-rsid="00aa35be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paragraph-rsid="009dcf35"/>
    </style:style>
    <style:style style:name="P17" style:family="paragraph" style:parent-style-name="Text_20_body">
      <style:paragraph-properties fo:text-align="justify" style:justify-single-word="false"/>
      <style:text-properties officeooo:paragraph-rsid="00a0fd78"/>
    </style:style>
    <style:style style:name="P18" style:family="paragraph" style:parent-style-name="Text_20_body">
      <style:paragraph-properties fo:text-align="justify" style:justify-single-word="false"/>
      <style:text-properties officeooo:paragraph-rsid="00aca1c2"/>
    </style:style>
    <style:style style:name="P19" style:family="paragraph" style:parent-style-name="Text_20_body">
      <style:paragraph-properties fo:text-align="justify" style:justify-single-word="false"/>
      <style:text-properties officeooo:paragraph-rsid="00ae8f59"/>
    </style:style>
    <style:style style:name="P20" style:family="paragraph" style:parent-style-name="Text_20_body">
      <style:paragraph-properties fo:text-align="justify" style:justify-single-word="false"/>
      <style:text-properties fo:language="el" fo:country="GR" officeooo:rsid="0090caac" officeooo:paragraph-rsid="0090caac"/>
    </style:style>
    <style:style style:name="P21" style:family="paragraph" style:parent-style-name="Text_20_body">
      <style:text-properties fo:language="el" fo:country="GR" officeooo:rsid="00aa35be" officeooo:paragraph-rsid="00aa35be"/>
    </style:style>
    <style:style style:name="P22" style:family="paragraph" style:parent-style-name="Text_20_body">
      <style:paragraph-properties fo:text-align="justify" style:justify-single-word="false"/>
      <style:text-properties fo:language="el" fo:country="GR" officeooo:rsid="00aa35be" officeooo:paragraph-rsid="00aca1c2"/>
    </style:style>
    <style:style style:name="P23" style:family="paragraph" style:parent-style-name="Text_20_body">
      <style:paragraph-properties fo:text-align="justify" style:justify-single-word="false"/>
      <style:text-properties fo:language="el" fo:country="GR" officeooo:rsid="00afdad4" officeooo:paragraph-rsid="00afdad4"/>
    </style:style>
    <style:style style:name="P24" style:family="paragraph" style:parent-style-name="Text_20_body">
      <style:paragraph-properties fo:text-align="justify" style:justify-single-word="false"/>
      <style:text-properties fo:language="el" fo:country="GR" officeooo:rsid="00b17817" officeooo:paragraph-rsid="00b17817"/>
    </style:style>
    <style:style style:name="P25" style:family="paragraph" style:parent-style-name="Text_20_body">
      <style:paragraph-properties fo:text-align="justify" style:justify-single-word="false"/>
      <style:text-properties fo:language="el" fo:country="GR" officeooo:rsid="00b21c3c" officeooo:paragraph-rsid="00b21c3c"/>
    </style:style>
    <style:style style:name="T1" style:family="text">
      <style:text-properties fo:language="el" fo:country="GR" officeooo:rsid="00032d07"/>
    </style:style>
    <style:style style:name="T2" style:family="text">
      <style:text-properties fo:language="el" fo:country="GR" officeooo:rsid="006b9977"/>
    </style:style>
    <style:style style:name="T3" style:family="text">
      <style:text-properties fo:language="el" fo:country="GR" officeooo:rsid="00bc7812"/>
    </style:style>
    <style:style style:name="T4" style:family="text">
      <style:text-properties fo:language="el" fo:country="GR" officeooo:rsid="009da856"/>
    </style:style>
    <style:style style:name="T5" style:family="text">
      <style:text-properties fo:language="el" fo:country="GR" fo:font-style="normal" officeooo:rsid="009a6036" style:font-style-asian="normal" style:font-style-complex="normal"/>
    </style:style>
    <style:style style:name="T6" style:family="text">
      <style:text-properties fo:language="el" fo:country="GR" fo:font-style="normal" officeooo:rsid="009b4a83" style:font-style-asian="normal" style:font-style-complex="normal"/>
    </style:style>
    <style:style style:name="T7" style:family="text">
      <style:text-properties fo:language="el" fo:country="GR" fo:font-style="normal" officeooo:rsid="009ee6e1" style:font-style-asian="normal" style:font-style-complex="normal"/>
    </style:style>
    <style:style style:name="T8" style:family="text">
      <style:text-properties fo:language="el" fo:country="GR" fo:font-style="normal" officeooo:rsid="00a316ab" style:font-style-asian="normal" style:font-style-complex="normal"/>
    </style:style>
    <style:style style:name="T9" style:family="text">
      <style:text-properties fo:language="el" fo:country="GR" officeooo:rsid="0087df46"/>
    </style:style>
    <style:style style:name="T10" style:family="text">
      <style:text-properties fo:language="el" fo:country="GR" officeooo:rsid="0088a224"/>
    </style:style>
    <style:style style:name="T11" style:family="text">
      <style:text-properties fo:language="el" fo:country="GR" officeooo:rsid="0089816e"/>
    </style:style>
    <style:style style:name="T12" style:family="text">
      <style:text-properties fo:language="el" fo:country="GR" officeooo:rsid="008a7bf6"/>
    </style:style>
    <style:style style:name="T13" style:family="text">
      <style:text-properties fo:language="el" fo:country="GR" officeooo:rsid="008b912f"/>
    </style:style>
    <style:style style:name="T14" style:family="text">
      <style:text-properties fo:language="el" fo:country="GR" officeooo:rsid="008d08c8"/>
    </style:style>
    <style:style style:name="T15" style:family="text">
      <style:text-properties fo:language="el" fo:country="GR" officeooo:rsid="008f6e94"/>
    </style:style>
    <style:style style:name="T16" style:family="text">
      <style:text-properties fo:language="el" fo:country="GR" officeooo:rsid="008fa5cb"/>
    </style:style>
    <style:style style:name="T17" style:family="text">
      <style:text-properties fo:language="el" fo:country="GR" officeooo:rsid="0092be2d"/>
    </style:style>
    <style:style style:name="T18" style:family="text">
      <style:text-properties fo:language="el" fo:country="GR" officeooo:rsid="00939af5"/>
    </style:style>
    <style:style style:name="T19" style:family="text">
      <style:text-properties fo:language="el" fo:country="GR" officeooo:rsid="00943e68"/>
    </style:style>
    <style:style style:name="T20" style:family="text">
      <style:text-properties fo:language="el" fo:country="GR" officeooo:rsid="009557d4"/>
    </style:style>
    <style:style style:name="T21" style:family="text">
      <style:text-properties fo:language="el" fo:country="GR" officeooo:rsid="0098b51b"/>
    </style:style>
    <style:style style:name="T22" style:family="text">
      <style:text-properties fo:language="el" fo:country="GR" officeooo:rsid="009a6036"/>
    </style:style>
    <style:style style:name="T23" style:family="text">
      <style:text-properties fo:language="el" fo:country="GR" officeooo:rsid="009b4a83"/>
    </style:style>
    <style:style style:name="T24" style:family="text">
      <style:text-properties fo:language="el" fo:country="GR" officeooo:rsid="009d61c4"/>
    </style:style>
    <style:style style:name="T25" style:family="text">
      <style:text-properties fo:language="el" fo:country="GR" officeooo:rsid="009c7f6d"/>
    </style:style>
    <style:style style:name="T26" style:family="text">
      <style:text-properties fo:language="el" fo:country="GR" officeooo:rsid="009dcf35"/>
    </style:style>
    <style:style style:name="T27" style:family="text">
      <style:text-properties fo:language="el" fo:country="GR" officeooo:rsid="009ee6e1"/>
    </style:style>
    <style:style style:name="T28" style:family="text">
      <style:text-properties fo:language="el" fo:country="GR" officeooo:rsid="00a0ddb0"/>
    </style:style>
    <style:style style:name="T29" style:family="text">
      <style:text-properties fo:language="el" fo:country="GR" officeooo:rsid="00a0fd78"/>
    </style:style>
    <style:style style:name="T30" style:family="text">
      <style:text-properties fo:language="el" fo:country="GR" officeooo:rsid="00a2a4b5"/>
    </style:style>
    <style:style style:name="T31" style:family="text">
      <style:text-properties fo:language="el" fo:country="GR" officeooo:rsid="00a316ab"/>
    </style:style>
    <style:style style:name="T32" style:family="text">
      <style:text-properties fo:language="el" fo:country="GR" officeooo:rsid="00a683fd"/>
    </style:style>
    <style:style style:name="T33" style:family="text">
      <style:text-properties fo:language="el" fo:country="GR" officeooo:rsid="00a76e77"/>
    </style:style>
    <style:style style:name="T34" style:family="text">
      <style:text-properties fo:language="el" fo:country="GR" officeooo:rsid="00a79473"/>
    </style:style>
    <style:style style:name="T35" style:family="text">
      <style:text-properties fo:language="el" fo:country="GR" officeooo:rsid="00a849e5"/>
    </style:style>
    <style:style style:name="T36" style:family="text">
      <style:text-properties fo:language="el" fo:country="GR" officeooo:rsid="00aa35be"/>
    </style:style>
    <style:style style:name="T37" style:family="text">
      <style:text-properties fo:language="el" fo:country="GR" officeooo:rsid="00a98493"/>
    </style:style>
    <style:style style:name="T38" style:family="text">
      <style:text-properties fo:language="el" fo:country="GR" officeooo:rsid="006c590f"/>
    </style:style>
    <style:style style:name="T39" style:family="text">
      <style:text-properties fo:language="el" fo:country="GR" officeooo:rsid="00aae1af"/>
    </style:style>
    <style:style style:name="T40" style:family="text">
      <style:text-properties fo:language="el" fo:country="GR" officeooo:rsid="00aca1c2"/>
    </style:style>
    <style:style style:name="T41" style:family="text">
      <style:text-properties officeooo:rsid="006b9977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italic" officeooo:rsid="00939af5" style:font-style-asian="italic" style:font-style-complex="italic"/>
    </style:style>
    <style:style style:name="T44" style:family="text">
      <style:text-properties fo:language="en" fo:country="US" fo:font-style="normal" officeooo:rsid="00939af5" style:font-style-asian="normal" style:font-style-complex="normal"/>
    </style:style>
    <style:style style:name="T45" style:family="text">
      <style:text-properties fo:language="en" fo:country="US" fo:font-style="normal" officeooo:rsid="009a6036" style:font-style-asian="normal" style:font-style-complex="normal"/>
    </style:style>
    <style:style style:name="T46" style:family="text">
      <style:text-properties fo:language="en" fo:country="US" fo:font-style="normal" officeooo:rsid="009b4a83" style:font-style-asian="normal" style:font-style-complex="normal"/>
    </style:style>
    <style:style style:name="T47" style:family="text">
      <style:text-properties fo:language="en" fo:country="US" officeooo:rsid="0087df46"/>
    </style:style>
    <style:style style:name="T48" style:family="text">
      <style:text-properties fo:language="en" fo:country="US" officeooo:rsid="0088a224"/>
    </style:style>
    <style:style style:name="T49" style:family="text">
      <style:text-properties fo:language="en" fo:country="US" officeooo:rsid="0088dda9"/>
    </style:style>
    <style:style style:name="T50" style:family="text">
      <style:text-properties fo:language="en" fo:country="US" officeooo:rsid="008a7bf6"/>
    </style:style>
    <style:style style:name="T51" style:family="text">
      <style:text-properties fo:language="en" fo:country="US" officeooo:rsid="008b912f"/>
    </style:style>
    <style:style style:name="T52" style:family="text">
      <style:text-properties fo:language="en" fo:country="US" officeooo:rsid="008fa5cb"/>
    </style:style>
    <style:style style:name="T53" style:family="text">
      <style:text-properties fo:language="en" fo:country="US" officeooo:rsid="0092be2d"/>
    </style:style>
    <style:style style:name="T54" style:family="text">
      <style:text-properties fo:language="en" fo:country="US" officeooo:rsid="00939af5"/>
    </style:style>
    <style:style style:name="T55" style:family="text">
      <style:text-properties fo:language="en" fo:country="US" officeooo:rsid="009557d4"/>
    </style:style>
    <style:style style:name="T56" style:family="text">
      <style:text-properties fo:language="en" fo:country="US" officeooo:rsid="009b4a83"/>
    </style:style>
    <style:style style:name="T57" style:family="text">
      <style:text-properties fo:language="en" fo:country="US" officeooo:rsid="009d61c4"/>
    </style:style>
    <style:style style:name="T58" style:family="text">
      <style:text-properties fo:language="en" fo:country="US" officeooo:rsid="009c7f6d"/>
    </style:style>
    <style:style style:name="T59" style:family="text">
      <style:text-properties fo:language="en" fo:country="US" officeooo:rsid="009dcf35"/>
    </style:style>
    <style:style style:name="T60" style:family="text">
      <style:text-properties fo:language="en" fo:country="US" officeooo:rsid="00a0ddb0"/>
    </style:style>
    <style:style style:name="T61" style:family="text">
      <style:text-properties fo:language="en" fo:country="US" officeooo:rsid="00a0fd78"/>
    </style:style>
    <style:style style:name="T62" style:family="text">
      <style:text-properties fo:language="en" fo:country="US" officeooo:rsid="00a2a4b5"/>
    </style:style>
    <style:style style:name="T63" style:family="text">
      <style:text-properties fo:language="en" fo:country="US" officeooo:rsid="00a79473"/>
    </style:style>
    <style:style style:name="T64" style:family="text">
      <style:text-properties fo:language="en" fo:country="US" officeooo:rsid="00aa35be"/>
    </style:style>
    <style:style style:name="T65" style:family="text">
      <style:text-properties fo:language="en" fo:country="US" officeooo:rsid="006c590f"/>
    </style:style>
    <style:style style:name="T66" style:family="text">
      <style:text-properties fo:language="en" fo:country="US" officeooo:rsid="00aca1c2"/>
    </style:style>
    <style:style style:name="T67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68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69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70" style:family="text">
      <style:text-properties fo:font-size="20pt" fo:language="en" fo:country="US" fo:font-weight="bold" officeooo:rsid="008606ad" style:font-size-asian="17.5pt" style:font-weight-asian="bold" style:font-size-complex="20pt" style:font-weight-complex="bold"/>
    </style:style>
    <style:style style:name="T71" style:family="text">
      <style:text-properties officeooo:rsid="00aca1c2"/>
    </style:style>
    <style:style style:name="fr1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4"><text:span text:style-name="T69">Εργαστήριο </text:span><text:span text:style-name="T70">2</text:span>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LAB41145851</text:p>
          </table:table-cell>
          <table:table-cell table:style-name="Table1.A1" office:value-type="string">
            <text:p text:style-name="P14"><text:span text:style-name="T32">15/10/2020</text:span>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1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7"><text:span text:style-name="T9">Για το δεύτερο εργαστήριο έχει κατασκευαστεί το πρόγραμμα οδήγησης</text:span><text:span text:style-name="T47"> </text:span><text:span text:style-name="T9">μιας 7-</text:span><text:span text:style-name="T47">segment </text:span><text:span text:style-name="T9">οθόνης οκτώ ψηφίων. Ως είσοδος του προγράμματος θεωρείται ένα κομμάτι μνήμης </text:span><text:span text:style-name="T47">SRAM </text:span><text:span text:style-name="T9">που περιέχει τα δεδομένα προς εμφάνιση. Η έξοδος του συστήματος είναι </text:span><text:span text:style-name="T10">το σήμα </text:span><text:span text:style-name="T48">7-segment </text:span><text:span text:style-name="T49">(A-G,DP)</text:span><text:span text:style-name="T48"> </text:span><text:span text:style-name="T10">στο </text:span><text:span text:style-name="T48">PORTA </text:span><text:span text:style-name="T10">και το σήμα ενεργοποίησης των ψηφίων </text:span><text:span text:style-name="T49">(AN7-AN0)</text:span><text:span text:style-name="T10"> στο </text:span><text:span text:style-name="T48">PORTC.</text:span></text:p>
      <text:p text:style-name="Standard"/>
      <text:h text:style-name="P9" text:outline-level="3">Επεξήγηση προσέγγισης</text:h>
      <text:p text:style-name="P5"/>
      <text:p text:style-name="P8"><text:span text:style-name="T11">Το πρόγραμμα ξεκινάει με τις απαραίτητες αρχικοποιήσεις. </text:span><text:span text:style-name="T12">Όπως και στο προηγούμενο εργαστήριο, αρχικοποιείται ο </text:span><text:span text:style-name="T50">stack pointer </text:span><text:span text:style-name="T12">για </text:span><text:span text:style-name="T13">να μπορούν να χρησιμοποιηθούν </text:span><text:span text:style-name="T51">interrupts </text:span><text:span text:style-name="T13">και υπορουτίνες, καθώς και ο </text:span><text:span text:style-name="T51">TIMER0 </text:span><text:span text:style-name="T13">ρυθμισμένος στα 2</text:span><text:span text:style-name="T51">ms. </text:span><text:span text:style-name="T13">Με αυτή την ρύθμιση, η συχνότητα ανανέωσης είναι</text:span><text:span text:style-name="T13"><draw:frame draw:style-name="fr2" draw:name="Object1" text:anchor-type="as-char" svg:y="-0.355cm" svg:width="6.292cm" svg:height="0.46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1">, </text:span><text:span text:style-name="T15">περίπου </text:span><text:span text:style-name="T14">δύο φορές μεγαλύτερη από το ελάχιστο όριο. </text:span><text:span text:style-name="T16">Οι θύρες Α και </text:span><text:span text:style-name="T52">C </text:span><text:span text:style-name="T16">ορίζονται ως έξοδοι και αρχικοποιούνται με τέτοιο τρόπο ώστε να μην </text:span><text:span text:style-name="T17">ενεργοποιηθεί ακόμα κάποιο</text:span><text:span text:style-name="T53"> LED</text:span><text:span text:style-name="T52"> </text:span><text:span text:style-name="T16">και να ξεκινήσει η λειτουργία από το ΑΝ0. </text:span><text:span text:style-name="T29">Το </text:span><text:span text:style-name="T61">PORTC </text:span><text:span text:style-name="T29">λειτουργεί σαν ένας μετρητής δακτυλίου, έχοντας ενεργοποιημένο μόνο ένα </text:span><text:span text:style-name="T61">bi</text:span><text:span text:style-name="T62">t </text:span><text:span text:style-name="T29">που </text:span><text:span text:style-name="T30">αντιστοιχεί</text:span><text:span text:style-name="T29"> στο ψηφίο που εμφανίζεται.</text:span></text:p>
      <text:p text:style-name="P16"><text:span text:style-name="T23">Το πρόγραμμα χρησιμοποιεί 18 </text:span><text:span text:style-name="T56">bytes</text:span><text:span text:style-name="T18"> στην </text:span><text:span text:style-name="T54">SRAM, </text:span><text:span text:style-name="T59">8</text:span><text:span text:style-name="T56"> </text:span><text:span text:style-name="T23">για την </text:span><text:span text:style-name="T26">είσοδο </text:span><text:span text:style-name="T27">του </text:span><text:span text:style-name="T23">και </text:span><text:span text:style-name="T26">10 για τις</text:span><text:span text:style-name="T23"> κωδικοποιήσε</text:span><text:span text:style-name="T26">ις </text:span><text:span text:style-name="T44">7_segment</text:span><text:span text:style-name="T23">. Χ</text:span><text:span text:style-name="T18">ρησιμοποιώντας τ</text:span><text:span text:style-name="T19">ην</text:span><text:span text:style-name="T18"> ρουτίν</text:span><text:span text:style-name="T19">α</text:span><text:span text:style-name="T18"> </text:span><text:span text:style-name="T43">write_data </text:span><text:span text:style-name="T18">αποθηκεύ</text:span><text:span text:style-name="T27">εται η είσοδος</text:span><text:span text:style-name="T18">, </text:span><text:span text:style-name="T19">ξεκινώντας από την διεύθυνση 0x0060. </text:span><text:span text:style-name="T20">Τα δεδομένα του ψηφίου 0 αποθηκεύονται στην πρώτη θέση, του ψηφίου 1 στην δεύτερη θέση κλπ. Με αυτό τον τρόπο, ο δείκτης </text:span><text:span text:style-name="T21">μιας</text:span><text:span text:style-name="T20"> εξόδου μπορεί να χρησιμοποιηθεί ως </text:span><text:span text:style-name="T55">offset </text:span><text:span text:style-name="T20">πάνω στην αρχική διεύθυνση για να γίνει πρόσβαση στα </text:span><text:span text:style-name="T27">αντίστοιχα </text:span><text:span text:style-name="T20">δεδομένα. </text:span><text:span text:style-name="T22">Η αποθήκευση των κωδικοποιήσεων γίνεται μέσω της ρουτίνας </text:span><text:span text:style-name="T43">write_7_segments</text:span><text:span text:style-name="T44"> </text:span><text:span text:style-name="T5">αμέσως μετά τα δεδομένα εισόδου, δηλαδή </text:span><text:span text:style-name="T6">ξεκινώντας από την</text:span><text:span text:style-name="T5"> διεύθυνση 0</text:span><text:span text:style-name="T45">x0068. </text:span><text:span text:style-name="T6">Ακολουθείται παρόμοια λογική με πριν, η κωδικοποίηση του αριθμού 0 αποθηκεύεται στην πρώτη θέση, του αριθμού 1 στη δεύτερη κλπ. </text:span><text:span text:style-name="T7">Σαν αποτέλεσμα,</text:span><text:span text:style-name="T6"> ο ίδιος ο αριθμός λειτουργεί </text:span><text:span text:style-name="T7">ως</text:span><text:span text:style-name="T6"> </text:span><text:span text:style-name="T46">offset </text:span><text:span text:style-name="T7">κατά</text:span><text:span text:style-name="T6"> την πρόσβαση στην κωδικοποίηση του. </text:span><text:span text:style-name="T8">Γενικά, η αποθήκευση των δεδομένων έχει γίνει με γνώμονα την ευκολότερη αναζήτηση και πρόσβαση τους.</text:span></text:p>
      <text:p text:style-name="Standard"/>
      <text:p text:style-name="P16"><draw:frame draw:style-name="fr1" draw:name="Object2" text:anchor-type="char" svg:y="-0.079cm" svg:width="9.432cm" svg:height="1.52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8"/></text:p>
      <text:p text:style-name="P6"/>
      <text:p text:style-name="Standard"/>
      <text:p text:style-name="P6">Τέλος, ενεργοποιούνται τα <text:span text:style-name="T42">interrupts </text:span>και το πρόγραμμα μπαίνει σε ένα ατέρμον βρόχο.</text:p>
      <text:p text:style-name="P17"><text:soft-page-break/><text:span text:style-name="T25">Η κύρια λειτουργικότητα του προγράμματος υλοποιείται στην ρουτίνα εξυπηρέτησης του </text:span><text:span text:style-name="T58">interrupt. </text:span><text:span text:style-name="T24">Ξεκινώντας, απενεργοποιούνται όλα τα </text:span><text:span text:style-name="T57">LED </text:span><text:span text:style-name="T24">για την αποφυγή εμφάνισης σκουπιδιών κατά την αλλαγή ψηφίου και δεδομένων.</text:span><text:span text:style-name="T29"> </text:span><text:span text:style-name="T28">Κάνοντας </text:span><text:span text:style-name="T30">τ</text:span><text:span text:style-name="T28">ο</text:span><text:span text:style-name="T32">ν μετρητή δακτυλίου στο</text:span><text:span text:style-name="T60"> P</text:span><text:span text:style-name="T61">ORTC</text:span><text:span text:style-name="T28"> κυκλικό </text:span><text:span text:style-name="T60">shift </text:span><text:span text:style-name="T28">προς τα αριστερά, απενεργοποιείται </text:span><text:span text:style-name="T30">το τρέχων ψηφίο και ενεργοποιείται το επόμενο. Επίσης, η νέα τιμή του δίνει αρκετή πληροφορία για το πιο </text:span><text:span text:style-name="T62">byte </text:span><text:span text:style-name="T30">πρέπει να διαβαστεί από την μνήμη. </text:span><text:span text:style-name="T31">Μετατρέποντας τον αριθμό δακτυλίου σε δυαδική μορφή, μπορεί να γίνει η πρόσβαση στα αντίστοιχα δεδομένα </text:span><text:span text:style-name="T33">με τον τρόπο που αναφέρθηκε παραπάνω</text:span><text:span text:style-name="T31">. </text:span><text:span text:style-name="T34">Το επόμενο βήμα είναι η μετατροπή τους σε 7 </text:span><text:span text:style-name="T63">segment </text:span><text:span text:style-name="T34">μορφή. Γίνεται έλεγχος εγκυρότητας των δεδομένων, αν δεν είναι ένα από τα δεκτά ψηφία </text:span><text:span text:style-name="T35">(0-9)</text:span><text:span text:style-name="T34"> απενεργοποιούνται όλα τα </text:span><text:span text:style-name="T63">LED.</text:span></text:p>
      <text:p text:style-name="Standard"/>
      <text:h text:style-name="P11" text:outline-level="3"><text:span text:style-name="T2">Πειραμ</text:span><text:span text:style-name="T3">α</text:span><text:span text:style-name="T2">τική</text:span><text:span text:style-name="T41"> </text:span><text:span text:style-name="T2">Διαδικασία</text:span></text:h>
      <text:p text:style-name="Standard"/>
      <text:p text:style-name="P19"><text:span text:style-name="T37">Α</text:span><text:span text:style-name="T36">ποθηκεύοντας στην μνήμη τους αριθμούς 1 έως 8 η οθόνη πρέπει να δείξει 87654321. </text:span><text:span text:style-name="T39">Επειδή δεν υπάρχει διαθέσιμο υλικό, η</text:span><text:span text:style-name="T38"> επαλήθευση της λειτουργικότητας τ</text:span><text:span text:style-name="T39">ου προγράμματος</text:span><text:span text:style-name="T38"> γίνεται μέσω του </text:span><text:span text:style-name="T65">simulation </text:span><text:span text:style-name="T38">του </text:span><text:span text:style-name="T65">Atmel Studio 7. </text:span><text:span text:style-name="T36">Παρακολουθώντας τα </text:span><text:span text:style-name="T64">PORTA </text:span><text:span text:style-name="T36">και </text:span><text:span text:style-name="T64">PORTC </text:span><text:span text:style-name="T36">στον </text:span><text:span text:style-name="T64">simulator </text:span><text:span text:style-name="T39">είναι δυνατόν να αποφανθούμε τι θα εμφάνιζε η οθόνη την συγκεκριμένη χρονική στιγμή. </text:span><text:span text:style-name="T40">Αυτό γίνεται με ένα </text:span><text:span text:style-name="T66">breakpoint </text:span><text:span text:style-name="T40">στο τέλος της ρουτίνας εξυπηρέτησης του </text:span><text:span text:style-name="T66">interrupt </text:span><text:span text:style-name="T40">και τα παράθυρα </text:span><text:span text:style-name="T66">I/O </text:span><text:span text:style-name="T40">και </text:span><text:span text:style-name="T65">Processor Status</text:span><text:span text:style-name="T66">.</text:span></text:p>
      <text:p text:style-name="P23">Εκκινηση</text:p>
      <text:p text:style-name="P23">1</text:p>
      <text:p text:style-name="P23">2</text:p>
      <text:p text:style-name="P23">3</text:p>
      <text:p text:style-name="P23">4</text:p>
      <text:p text:style-name="P23">5</text:p>
      <text:p text:style-name="P23">6</text:p>
      <text:p text:style-name="P23">7</text:p>
      <text:p text:style-name="P23">8</text:p>
      <text:p text:style-name="P25">πάλι 1</text:p>
      <text:p text:style-name="P18"><text:span text:style-name="T40">Πέρα από την σωστή αλλαγή των εξόδων, πρέπει να φανεί ότι αυτές παραμένουν σταθερές όσο το πρόγραμμα είναι στον ατέρμον βρόχο και ότι δεν εμφανίζουν τίποτα κατά την διάρκεια του </text:span><text:span text:style-name="T66">interrupt.</text:span></text:p>
      <text:p text:style-name="P24">Στο βροχο</text:p>
      <text:p text:style-name="P24">στο ιντερρθπτ</text:p>
      <text:p text:style-name="P23">Τέλος, εμφανίζεται η έξοδος όταν η είσοδος έχει μη δεκτά δεδομένα.</text:p>
      <text:h text:style-name="P12" text:outline-level="3"><text:span text:style-name="T67">Ανάλυση</text:span><text:span text:style-name="T4"> &amp; </text:span><text:span text:style-name="T68">Παρατηρήσεις</text:span></text:h>
      <text:p text:style-name="P22"/>
      <text:p text:style-name="P13"><text:soft-page-break/>Χρονος απασχολησης επεξεργαστη</text:p>
      <text:p text:style-name="P21">αλλαγή στην έξοδο γίνεται αλλάζοντας την συναρτηση ςριτε_μεμ</text:p>
      <text:h text:style-name="P10" text:outline-level="3">Πηγές</text:h>
      <text:p text:style-name="Standard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15T20:54:21.082000000</dc:date>
    <meta:editing-duration>PT12H39M48S</meta:editing-duration>
    <meta:editing-cycles>119</meta:editing-cycles>
    <meta:document-statistic meta:table-count="2" meta:image-count="0" meta:object-count="2" meta:page-count="3" meta:paragraph-count="32" meta:word-count="568" meta:character-count="3754" meta:non-whitespace-character-count="3218"/>
  </office:meta>
</office:document-meta>
</file>

<file path=Object 1/content.xml><?xml version="1.0" encoding="utf-8"?>
<math xmlns="http://www.w3.org/1998/Math/MathML" display="block">
  <semantics>
    <mrow>
      <mn>1</mn>
      <mi>s</mi>
      <mrow>
        <mspace width="0.5em"/>
        <mo stretchy="false">/</mo>
        <mspace width="0.5em"/>
      </mrow>
      <mrow>
        <mo fence="true" stretchy="false">(</mo>
        <mrow>
          <mrow>
            <mn>2</mn>
            <mi mathvariant="italic">ms</mi>
            <mrow>
              <mspace width="0.5em"/>
              <mo stretchy="false">∗</mo>
              <mspace width="0.5em"/>
            </mrow>
            <mn>8</mn>
            <mi mathvariant="italic">ψηφία</mi>
          </mrow>
        </mrow>
        <mo fence="true" stretchy="false">)</mo>
      </mrow>
      <mrow>
        <mspace width="0.5em"/>
        <mo stretchy="false">≈</mo>
        <mspace width="0.5em"/>
      </mrow>
      <mn>62,5</mn>
      <mrow>
        <mi mathvariant="italic">Hz</mi>
        <mo stretchy="false">/</mo>
        <mi mathvariant="italic">ψηφίο</mi>
      </mrow>
    </mrow>
    <annotation encoding="StarMath 5.0"> 1s ` / ` (2ms ` * ` 8 ψηφία) ` approx ` 62,5Hz / ψηφίο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Υπολογισμός</mi>
            <mspace width="0.5em"/>
            <mi mathvariant="italic">δικτών</mi>
            <mi>,</mi>
            <mspace width="0.5em"/>
            <mi mathvariant="italic">όπου</mi>
            <mspace width="0.5em"/>
            <mi>x</mi>
            <mspace width="0.5em"/>
            <mi mathvariant="italic">το</mi>
            <mi mathvariant="italic">ενεργοποιημένο</mi>
            <mi mathvariant="italic">ψηφίο</mi>
          </mrow>
        </mtd>
      </mtr>
      <mtr>
        <mtd>
          <mrow>
            <mrow>
              <mo fence="true" stretchy="false">(</mo>
              <mrow>
                <mrow>
                  <mi mathvariant="italic">DATA</mi>
                  <mn>.</mn>
                  <mi>x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text>0x0060</mtext>
            <mrow>
              <mspace width="0.5em"/>
              <mo stretchy="false">+</mo>
              <mspace width="0.5em"/>
            </mrow>
            <mi>x</mi>
          </mrow>
        </mtd>
      </mtr>
      <mtr>
        <mtd>
          <mrow>
            <mrow>
              <mo fence="true" stretchy="false">(</mo>
              <mrow>
                <mrow>
                  <mn>7</mn>
                  <mi mathvariant="italic">segment</mi>
                  <mn>.</mn>
                  <mi>y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text>0x0068</mtext>
            <mrow>
              <mspace width="0.5em"/>
              <mo stretchy="false">+</mo>
              <mspace width="0.5em"/>
            </mrow>
            <mi mathvariant="italic">DATA</mi>
            <mn>.</mn>
            <mi>x</mi>
          </mrow>
        </mtd>
      </mtr>
    </mtable>
    <annotation encoding="StarMath 5.0">Υπολογισμός ` δικτών, ` όπου ` x ` το ενεργοποιημένο ψηφίο newline
(DATA.x) ` = ` "0x0060" ` + ` x newline
(7segment.y) ` = ` "0x0068" ` + ` DATA.x
</annotation>
  </semantics>
</math>
</file>